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2c49" officeooo:paragraph-rsid="00062c49"/>
    </style:style>
    <style:style style:name="P2" style:family="paragraph" style:parent-style-name="Standard">
      <style:text-properties officeooo:rsid="00062c49" officeooo:paragraph-rsid="00066637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62c49" officeooo:paragraph-rsid="00062c4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62c49" officeooo:paragraph-rsid="00062c4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62c49" officeooo:paragraph-rsid="00062c4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officeooo:paragraph-rsid="00062c49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13pt" officeooo:rsid="00062c49" officeooo:paragraph-rsid="00062c49" style:font-size-asian="13pt" style:font-size-complex="13pt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62c49" officeooo:paragraph-rsid="00062c49"/>
    </style:style>
    <style:style style:name="T1" style:family="text">
      <style:text-properties officeooo:rsid="00062c49"/>
    </style:style>
    <style:style style:name="T2" style:family="text">
      <style:text-properties officeooo:rsid="000666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17"/><text:span text:style-name="T1">SSN COLLEGE OF ENGINEERING, KALAVAKKAM</text:span></text:p>
      <text:p text:style-name="P7">(An Autonomous Institution, Affiliated to Anna University, Chennai)</text:p>
      <text:p text:style-name="P7">DEPARTMENT OF COMPUTER SCIENCE AND ENGINEERING</text:p>
      <text:p text:style-name="P7">UCS1411 - OPERATING SYSTEMS LAB</text:p>
      <text:p text:style-name="P1">------------------------------------------------------------------------------------------------------------</text:p>
      <text:p text:style-name="P3">Lab Exercise 3 </text:p>
      <text:p text:style-name="P4">AIM:-</text:p>
      <text:p text:style-name="P1">To Implement CPU Scheduling Policies: FCFS and SJF (Non-</text:p>
      <text:p text:style-name="P1">preemptive and Preemptive)</text:p>
      <text:p text:style-name="P1"/>
      <text:p text:style-name="P5">CODE:-</text:p>
      <text:p text:style-name="P1"/>
      <text:p text:style-name="P1">#include&lt;stdio.h&gt;</text:p>
      <text:p text:style-name="P1">#include&lt;stdlib.h&gt;</text:p>
      <text:p text:style-name="P1"/>
      <text:p text:style-name="P1">typedef struct</text:p>
      <text:p text:style-name="P1">{</text:p>
      <text:p text:style-name="P1"><text:tab/>int pid;</text:p>
      <text:p text:style-name="P1"><text:tab/>int start;</text:p>
      <text:p text:style-name="P1"><text:tab/>int arr;</text:p>
      <text:p text:style-name="P1"><text:tab/>int burst;</text:p>
      <text:p text:style-name="P1"><text:tab/>int rem;</text:p>
      <text:p text:style-name="P1"><text:tab/>int wait;</text:p>
      <text:p text:style-name="P1"><text:tab/>int turn;</text:p>
      <text:p text:style-name="P1"><text:tab/>int flag;</text:p>
      <text:p text:style-name="P1">}job;</text:p>
      <text:p text:style-name="P1"/>
      <text:p text:style-name="P1">void gantt(job arr[], int n, int tot_time)</text:p>
      <text:p text:style-name="P1">{</text:p>
      <text:p text:style-name="P1"><text:tab/>if(n &lt;= 0)</text:p>
      <text:p text:style-name="P1"><text:tab/>return;</text:p>
      <text:p text:style-name="P1"><text:tab/></text:p>
      <text:p text:style-name="P1"><text:tab/>printf("\n\n\tGANTT CHART");</text:p>
      <text:p text:style-name="P1"><text:tab/></text:p>
      <text:p text:style-name="P1"><text:tab/>int i, j;</text:p>
      <text:p text:style-name="P1"><text:tab/>// top bar</text:p>
      <text:p text:style-name="P1"><text:tab/>printf("\n\n\t ");</text:p>
      <text:p text:style-name="P1"><text:tab/>for(i=0; i&lt;n-1; i++)</text:p>
      <text:p text:style-name="P1"><text:tab/>{</text:p>
      <text:p text:style-name="P1"><text:tab/>for(j=arr[i].start; j&lt;arr[i+1].start; j++)</text:p>
      <text:p text:style-name="P1"><text:tab/>printf("--");</text:p>
      <text:p text:style-name="P1"><text:tab/>printf(" ");</text:p>
      <text:p text:style-name="P1"><text:tab/>}</text:p>
      <text:p text:style-name="P1"><text:tab/></text:p>
      <text:p text:style-name="P1"><text:tab/>for(j=0; j&lt;tot_time - arr[n-1].start; j++)</text:p>
      <text:p text:style-name="P1"><text:tab/>printf("--");</text:p>
      <text:p text:style-name="P1"><text:tab/>printf(" ");</text:p>
      <text:p text:style-name="P1"><text:tab/></text:p>
      <text:p text:style-name="P1"><text:tab/>printf("\n\t|");</text:p>
      <text:p text:style-name="P1"><text:tab/></text:p>
      <text:p text:style-name="P1"><text:tab/>// process id </text:p>
      <text:p text:style-name="P1"><text:soft-page-break/><text:tab/>for(i=0; i&lt;n-1; i++)</text:p>
      <text:p text:style-name="P1"><text:tab/>{</text:p>
      <text:p text:style-name="P1"><text:tab/>for(j=arr[i].start; j&lt;arr[i+1].start - 1; j++)</text:p>
      <text:p text:style-name="P1"><text:tab/>printf(" ");</text:p>
      <text:p text:style-name="P1"><text:tab/>printf("P%d", arr[i].pid);</text:p>
      <text:p text:style-name="P1"><text:tab/></text:p>
      <text:p text:style-name="P1"><text:tab/>for(j=arr[i].start; j&lt;arr[i+1].start - 1; j++)</text:p>
      <text:p text:style-name="P1"><text:tab/>printf(" ");</text:p>
      <text:p text:style-name="P1"><text:tab/>printf("|");</text:p>
      <text:p text:style-name="P1"><text:tab/>}</text:p>
      <text:p text:style-name="P1"><text:tab/></text:p>
      <text:p text:style-name="P1"><text:tab/>for(j=0; j&lt;tot_time - arr[n-1].start - 1; j++)</text:p>
      <text:p text:style-name="P1"><text:tab/>printf(" ");</text:p>
      <text:p text:style-name="P1"><text:tab/>printf("P%d", arr[n-1].pid);</text:p>
      <text:p text:style-name="P1"><text:tab/>for(j=0; j&lt;tot_time - arr[n-1].start - 1; j++)</text:p>
      <text:p text:style-name="P1"><text:tab/>printf(" ");</text:p>
      <text:p text:style-name="P1"><text:tab/>printf("|");</text:p>
      <text:p text:style-name="P1"><text:tab/></text:p>
      <text:p text:style-name="P1"><text:tab/>printf("\n\t ");</text:p>
      <text:p text:style-name="P1"><text:tab/></text:p>
      <text:p text:style-name="P1"><text:tab/>// bottom bar</text:p>
      <text:p text:style-name="P1"><text:tab/>for(i=0; i&lt;n-1; i++)</text:p>
      <text:p text:style-name="P1"><text:tab/>{</text:p>
      <text:p text:style-name="P1"><text:tab/>for(j=arr[i].start; j&lt;arr[i+1].start; j++)</text:p>
      <text:p text:style-name="P1"><text:tab/>printf("--");</text:p>
      <text:p text:style-name="P1"><text:tab/>printf(" ");</text:p>
      <text:p text:style-name="P1"><text:tab/>}</text:p>
      <text:p text:style-name="P1"><text:tab/></text:p>
      <text:p text:style-name="P1"><text:tab/>for(j=0; j&lt;tot_time - arr[n-1].start; j++)</text:p>
      <text:p text:style-name="P1"><text:tab/>printf("--");</text:p>
      <text:p text:style-name="P1"><text:tab/>printf(" ");</text:p>
      <text:p text:style-name="P1"><text:tab/></text:p>
      <text:p text:style-name="P1"><text:tab/>printf("\n\t");</text:p>
      <text:p text:style-name="P1"><text:tab/></text:p>
      <text:p text:style-name="P1"><text:tab/>// time line</text:p>
      <text:p text:style-name="P1"><text:tab/>for(i=0; i&lt;n-1; i++)</text:p>
      <text:p text:style-name="P1"><text:tab/>{</text:p>
      <text:p text:style-name="P1"><text:tab/>printf("%d", arr[i].start);</text:p>
      <text:p text:style-name="P1"><text:tab/>for(j=arr[i].start; j&lt;arr[i+1].start; j++)</text:p>
      <text:p text:style-name="P1"><text:tab/>printf(" <text:s/>");</text:p>
      <text:p text:style-name="P1"><text:tab/>if(arr[i].start &gt; 9)</text:p>
      <text:p text:style-name="P1"><text:tab/>printf("\b"); </text:p>
      <text:p text:style-name="P1"><text:tab/></text:p>
      <text:p text:style-name="P1"><text:tab/>}</text:p>
      <text:p text:style-name="P1"><text:tab/></text:p>
      <text:p text:style-name="P1"><text:tab/>printf("%d", arr[n-1].start);</text:p>
      <text:p text:style-name="P1"><text:tab/>for(j=0; j&lt;tot_time - arr[n-1].start; j++)</text:p>
      <text:p text:style-name="P1"><text:tab/>printf(" <text:s/>");</text:p>
      <text:p text:style-name="P1"><text:tab/>if(tot_time &gt; 9)</text:p>
      <text:p text:style-name="P1"><text:tab/>printf("\b%d", tot_time); </text:p>
      <text:p text:style-name="P1"><text:tab/> <text:s text:c="2"/></text:p>
      <text:p text:style-name="P1"><text:s text:c="5"/>else</text:p>
      <text:p text:style-name="P1"><text:soft-page-break/><text:s text:c="9"/>printf("%d", tot_time);</text:p>
      <text:p text:style-name="P1"><text:s text:c="6"/>printf("\n");</text:p>
      <text:p text:style-name="P1">}</text:p>
      <text:p text:style-name="P1"/>
      <text:p text:style-name="P1">void display(job ar[],int n)</text:p>
      <text:p text:style-name="P1">{</text:p>
      <text:p text:style-name="P1"><text:tab/>float avgturn=0,avgwait=0;</text:p>
      <text:p text:style-name="P1"><text:tab/>job temp;</text:p>
      <text:p text:style-name="P1"><text:tab/>for(int i=0;i&lt;n-1;i++)</text:p>
      <text:p text:style-name="P1"><text:tab/>{</text:p>
      <text:p text:style-name="P1"><text:tab/><text:tab/>for(int j=i+1;j&lt;n;j++)</text:p>
      <text:p text:style-name="P1"><text:tab/><text:tab/>{</text:p>
      <text:p text:style-name="P1"><text:tab/><text:tab/><text:tab/>if(ar[j].pid&lt;ar[i].pid)</text:p>
      <text:p text:style-name="P1"><text:tab/><text:tab/><text:tab/>{</text:p>
      <text:p text:style-name="P1"><text:tab/><text:tab/><text:tab/><text:tab/>temp=ar[j];</text:p>
      <text:p text:style-name="P1"><text:tab/><text:tab/><text:tab/><text:tab/>ar[j]=ar[i];</text:p>
      <text:p text:style-name="P1"><text:tab/><text:tab/><text:tab/><text:tab/>ar[i]=temp;</text:p>
      <text:p text:style-name="P1"><text:tab/><text:tab/><text:tab/>}</text:p>
      <text:p text:style-name="P1"><text:tab/><text:tab/></text:p>
      <text:p text:style-name="P1"><text:tab/><text:tab/>}</text:p>
      <text:p text:style-name="P1"><text:tab/>}</text:p>
      <text:p text:style-name="P1"><text:tab/></text:p>
      <text:p text:style-name="P1"><text:s text:c="9"/>printf("-----------------------------------------------------------------------------------------------------------------"); </text:p>
      <text:p text:style-name="P1"><text:tab/> printf("\n|\t ProcessId \t|\tArrival \t|\tBurst \t\t|\t Turnaround \t|\tWaiting |\n"); <text:s text:c="3"/></text:p>
      <text:p text:style-name="P1"><text:s text:c="9"/>printf("-----------------------------------------------------------------------------------------------------------------");</text:p>
      <text:p text:style-name="P1"><text:tab/> <text:s text:c="3"/>for(int i = 0; i &lt; n; i++)</text:p>
      <text:p text:style-name="P1"><text:tab/> <text:s text:c="2"/>{</text:p>
      <text:p text:style-name="P1"><text:tab/><text:tab/>printf("\n|\t P%d \t\t|\t %d \t\t|\t %d \t\t|\t %d \t\t|\t %d <text:s/>\t|\n",ar[i].pid,ar[i].arr,ar[i].burst,ar[i].turn,ar[i].wait);</text:p>
      <text:p text:style-name="P1"><text:s text:c="16"/>avgturn+=ar[i].turn;</text:p>
      <text:p text:style-name="P1"><text:tab/><text:tab/>avgwait+=ar[i].wait;</text:p>
      <text:p text:style-name="P1"><text:tab/> <text:s text:c="2"/>}</text:p>
      <text:p text:style-name="P1"><text:s text:c="9"/>printf("-----------------------------------------------------------------------------------------------------------------\n");</text:p>
      <text:p text:style-name="P1"/>
      <text:p text:style-name="P1"><text:s text:c="9"/>printf("|\t\t\t\t\t\t\t\t\t| \t\t\t|\t\t|\n| Average \t\t\t\t\t\t\t\t|\t%.2f\t\t|\t%.2f\t|",avgturn/n,avgwait/n);</text:p>
      <text:p text:style-name="P1"><text:s text:c="6"/>printf("\n-----------------------------------------------------------------------------------------------------------------\n");</text:p>
      <text:p text:style-name="P1"><text:tab/> printf("\n");</text:p>
      <text:p text:style-name="P1"/>
      <text:p text:style-name="P1">}</text:p>
      <text:p text:style-name="P1"/>
      <text:p text:style-name="P1">void fcfs(job ar[],int n)</text:p>
      <text:p text:style-name="P1">{</text:p>
      <text:p text:style-name="P1"><text:tab/>int time=0;</text:p>
      <text:p text:style-name="P1"><text:tab/>float avgturn=0,avgwait=0;</text:p>
      <text:p text:style-name="P1"><text:soft-page-break/><text:tab/>int min=9999;</text:p>
      <text:p text:style-name="P1"><text:tab/>int index;</text:p>
      <text:p text:style-name="P1"><text:tab/>job temp;</text:p>
      <text:p text:style-name="P1"><text:tab/>job g[10];</text:p>
      <text:p text:style-name="P1"><text:tab/>int count=0;</text:p>
      <text:p text:style-name="P1"><text:tab/>printf("\n\n\t\tFIRST COME FIRST SERVE (FCFS)\n");</text:p>
      <text:p text:style-name="P1"><text:tab/>for(int i=0;i&lt;n-1;i++)</text:p>
      <text:p text:style-name="P1"><text:tab/>{</text:p>
      <text:p text:style-name="P1"><text:tab/><text:tab/>for(int j=i+1;j&lt;n;j++)</text:p>
      <text:p text:style-name="P1"><text:tab/><text:tab/>{</text:p>
      <text:p text:style-name="P1"><text:tab/><text:tab/><text:tab/>if(ar[j].arr&lt;ar[i].arr)</text:p>
      <text:p text:style-name="P1"><text:tab/><text:tab/><text:tab/>{</text:p>
      <text:p text:style-name="P1"><text:tab/><text:tab/><text:tab/><text:tab/>temp=ar[j];</text:p>
      <text:p text:style-name="P1"><text:tab/><text:tab/><text:tab/><text:tab/>ar[j]=ar[i];</text:p>
      <text:p text:style-name="P1"><text:tab/><text:tab/><text:tab/><text:tab/>ar[i]=temp;</text:p>
      <text:p text:style-name="P1"><text:tab/><text:tab/><text:tab/>}</text:p>
      <text:p text:style-name="P1"><text:tab/><text:tab/></text:p>
      <text:p text:style-name="P1"><text:tab/><text:tab/>}</text:p>
      <text:p text:style-name="P1"><text:tab/></text:p>
      <text:p text:style-name="P1"><text:tab/>}</text:p>
      <text:p text:style-name="P1"><text:tab/></text:p>
      <text:p text:style-name="P1"><text:tab/>for(int i=0;i&lt;n;i++)</text:p>
      <text:p text:style-name="P1"><text:tab/>{</text:p>
      <text:p text:style-name="P1"><text:tab/><text:tab/>time+=ar[i].burst;</text:p>
      <text:p text:style-name="P1"><text:tab/>}</text:p>
      <text:p text:style-name="P1"><text:tab/></text:p>
      <text:p text:style-name="P1"><text:tab/>printf("\n");</text:p>
      <text:p text:style-name="P1"><text:tab/>int i=0;</text:p>
      <text:p text:style-name="P1"><text:tab/>for(int t=0;t&lt;time;)</text:p>
      <text:p text:style-name="P1"><text:tab/>{</text:p>
      <text:p text:style-name="P1"><text:tab/><text:tab/>if(i&lt;n)</text:p>
      <text:p text:style-name="P1"><text:tab/><text:tab/>{</text:p>
      <text:p text:style-name="P1"><text:tab/><text:tab/><text:tab/>ar[i].wait=t-ar[i].arr;</text:p>
      <text:p text:style-name="P1"><text:tab/><text:tab/><text:tab/>ar[i].start=t;</text:p>
      <text:p text:style-name="P1"><text:tab/><text:tab/><text:tab/>g[count++]=ar[i];</text:p>
      <text:p text:style-name="P1"><text:tab/><text:tab/><text:tab/>t+=ar[i].burst;</text:p>
      <text:p text:style-name="P1"><text:tab/><text:tab/><text:tab/>ar[i].turn=t-ar[i].arr;</text:p>
      <text:p text:style-name="P1"><text:tab/><text:tab/></text:p>
      <text:p text:style-name="P1"><text:tab/><text:tab/><text:tab/>i++;</text:p>
      <text:p text:style-name="P1"><text:tab/><text:tab/>}</text:p>
      <text:p text:style-name="P1"><text:tab/><text:tab/>else</text:p>
      <text:p text:style-name="P1"><text:tab/><text:tab/><text:tab/>break;</text:p>
      <text:p text:style-name="P1"><text:tab/>}</text:p>
      <text:p text:style-name="P1"><text:tab/>display(ar,n);</text:p>
      <text:p text:style-name="P1"><text:tab/>gantt(g,count,time);</text:p>
      <text:p text:style-name="P1">}</text:p>
      <text:p text:style-name="P1"/>
      <text:p text:style-name="P1">void sfnp(job ar[],int n)</text:p>
      <text:p text:style-name="P1">{</text:p>
      <text:p text:style-name="P1"><text:tab/>int time=0;</text:p>
      <text:p text:style-name="P1"><text:tab/>float avgturn=0,avgwait=0;</text:p>
      <text:p text:style-name="P1"><text:tab/>int min;</text:p>
      <text:p text:style-name="P1"><text:soft-page-break/><text:tab/>int index;</text:p>
      <text:p text:style-name="P1"><text:tab/>job g[10];</text:p>
      <text:p text:style-name="P1"><text:tab/>int count=0;</text:p>
      <text:p text:style-name="P1"><text:tab/></text:p>
      <text:p text:style-name="P1"><text:tab/>printf("\n\n\t\tSHORTEST JOB FIRST (non pre emptive)\n");</text:p>
      <text:p text:style-name="P1"><text:tab/>time=0;</text:p>
      <text:p text:style-name="P1"><text:tab/>for(int i=0;i&lt;n;i++)</text:p>
      <text:p text:style-name="P1"><text:tab/>{</text:p>
      <text:p text:style-name="P1"><text:tab/><text:tab/>time+=ar[i].burst;</text:p>
      <text:p text:style-name="P1"><text:tab/>}</text:p>
      <text:p text:style-name="P1"><text:tab/></text:p>
      <text:p text:style-name="P1"><text:tab/>for(int t=0;t&lt;time;)</text:p>
      <text:p text:style-name="P1"><text:tab/>{</text:p>
      <text:p text:style-name="P1"><text:tab/><text:tab/>min=9999;</text:p>
      <text:p text:style-name="P1"><text:tab/><text:tab/>for(int i=0;i&lt;n;i++)</text:p>
      <text:p text:style-name="P1"><text:tab/><text:tab/>{</text:p>
      <text:p text:style-name="P1"><text:tab/><text:tab/><text:tab/>if(ar[i].arr&lt;=t &amp;&amp; ar[i].burst&lt;min &amp;&amp; ar[i].flag==0)</text:p>
      <text:p text:style-name="P1"><text:tab/><text:tab/><text:tab/>{</text:p>
      <text:p text:style-name="P1"><text:tab/><text:tab/><text:tab/><text:tab/>min=ar[i].burst;</text:p>
      <text:p text:style-name="P1"><text:tab/><text:tab/><text:tab/><text:tab/>index=i;</text:p>
      <text:p text:style-name="P1"><text:tab/><text:tab/><text:tab/>}</text:p>
      <text:p text:style-name="P1"><text:tab/><text:tab/>}</text:p>
      <text:p text:style-name="P1"><text:tab/><text:tab/>ar[index].flag=1;</text:p>
      <text:p text:style-name="P1"><text:tab/><text:tab/>ar[index].wait=t-ar[index].arr;</text:p>
      <text:p text:style-name="P1"><text:tab/><text:tab/>ar[index].start=t;</text:p>
      <text:p text:style-name="P1"><text:tab/><text:tab/>g[count++]=ar[index];</text:p>
      <text:p text:style-name="P1"><text:tab/><text:tab/></text:p>
      <text:p text:style-name="P1"><text:tab/><text:tab/>t+=ar[index].burst;</text:p>
      <text:p text:style-name="P1"><text:tab/><text:tab/></text:p>
      <text:p text:style-name="P1"><text:tab/><text:tab/>ar[index].turn=t-ar[index].arr;</text:p>
      <text:p text:style-name="P1"><text:tab/>}</text:p>
      <text:p text:style-name="P1"><text:tab/>display(ar,n);</text:p>
      <text:p text:style-name="P1"><text:tab/>gantt(g,count,time);</text:p>
      <text:p text:style-name="P1"><text:tab/>printf("\n");</text:p>
      <text:p text:style-name="P1">}</text:p>
      <text:p text:style-name="P1"/>
      <text:p text:style-name="P1">void sfp(job ar[],int n)</text:p>
      <text:p text:style-name="P1">{</text:p>
      <text:p text:style-name="P1"><text:tab/>int time=0;</text:p>
      <text:p text:style-name="P1"><text:tab/>float avgturn=0,avgwait=0;</text:p>
      <text:p text:style-name="P1"><text:tab/>int min;</text:p>
      <text:p text:style-name="P1"><text:tab/>int index;</text:p>
      <text:p text:style-name="P1"><text:tab/>printf("\n\n\t\tSHORT REMAINING TIME FIRST (Pre Emptive)\n");</text:p>
      <text:p text:style-name="P1"><text:tab/>time=0;</text:p>
      <text:p text:style-name="P1"><text:tab/>int remain=0,endtime;</text:p>
      <text:p text:style-name="P1"><text:tab/>job g[10];</text:p>
      <text:p text:style-name="P1"><text:tab/>int count=0;</text:p>
      <text:p text:style-name="P1"><text:tab/></text:p>
      <text:p text:style-name="P1"><text:tab/>for(int i=0;i&lt;n;i++)</text:p>
      <text:p text:style-name="P1"><text:tab/>{</text:p>
      <text:p text:style-name="P1"><text:tab/><text:tab/>time+=ar[i].burst;</text:p>
      <text:p text:style-name="P1"><text:tab/>}</text:p>
      <text:p text:style-name="P1"><text:soft-page-break/><text:tab/></text:p>
      <text:p text:style-name="P1"><text:tab/>for(int t=0;remain!=n;t++)</text:p>
      <text:p text:style-name="P1"><text:tab/>{</text:p>
      <text:p text:style-name="P1"><text:tab/><text:tab/>min=9999;</text:p>
      <text:p text:style-name="P1"><text:tab/><text:tab/>for(int i=0;i&lt;n;i++)</text:p>
      <text:p text:style-name="P1"><text:tab/><text:tab/>{</text:p>
      <text:p text:style-name="P1"><text:tab/><text:tab/><text:tab/>if( ar[i].arr&lt;=t &amp;&amp; ar[i].rem&lt;min &amp;&amp; ar[i].rem&gt;0)</text:p>
      <text:p text:style-name="P1"><text:tab/><text:tab/><text:tab/>{</text:p>
      <text:p text:style-name="P1"><text:tab/><text:tab/><text:tab/><text:tab/>min=ar[i].rem;</text:p>
      <text:p text:style-name="P1"><text:tab/><text:tab/><text:tab/><text:tab/>index=i;</text:p>
      <text:p text:style-name="P1"><text:tab/><text:tab/><text:tab/>}</text:p>
      <text:p text:style-name="P1"><text:tab/><text:tab/>}</text:p>
      <text:p text:style-name="P1"><text:tab/><text:tab/>if(count!=0 &amp;&amp; g[count-1].pid != ar[index].pid)</text:p>
      <text:p text:style-name="P1"><text:tab/><text:tab/>{</text:p>
      <text:p text:style-name="P1"><text:tab/><text:tab/><text:tab/>ar[index].start=t;</text:p>
      <text:p text:style-name="P1"><text:tab/><text:tab/><text:tab/>g[count++]=ar[index];</text:p>
      <text:p text:style-name="P1"><text:tab/><text:tab/>}</text:p>
      <text:p text:style-name="P1"><text:tab/><text:tab/>else if(count==0 &amp;&amp; t==0)</text:p>
      <text:p text:style-name="P1"><text:tab/><text:tab/>{</text:p>
      <text:p text:style-name="P1"><text:tab/><text:tab/><text:tab/>ar[index].start=t;</text:p>
      <text:p text:style-name="P1"><text:tab/><text:tab/><text:tab/>g[count++]=ar[index];</text:p>
      <text:p text:style-name="P1"><text:tab/><text:tab/>}</text:p>
      <text:p text:style-name="P1"><text:tab/><text:tab/>ar[index].rem-=1;</text:p>
      <text:p text:style-name="P1"><text:tab/><text:tab/></text:p>
      <text:p text:style-name="P1"><text:tab/><text:tab/>if(ar[index].rem==0)</text:p>
      <text:p text:style-name="P1"><text:tab/><text:tab/>{</text:p>
      <text:p text:style-name="P1"><text:tab/><text:tab/><text:tab/>remain++;</text:p>
      <text:p text:style-name="P1"><text:tab/><text:tab/><text:tab/>endtime=t+1;</text:p>
      <text:p text:style-name="P1"><text:tab/><text:tab/><text:tab/>ar[index].turn=endtime-ar[index].arr;</text:p>
      <text:p text:style-name="P1"><text:tab/><text:tab/><text:tab/>ar[index].wait=endtime-ar[index].burst-ar[index].arr;</text:p>
      <text:p text:style-name="P1"><text:tab/><text:tab/>}<text:tab/></text:p>
      <text:p text:style-name="P1"><text:tab/>}</text:p>
      <text:p text:style-name="P1"><text:tab/>display(ar,n);</text:p>
      <text:p text:style-name="P1"><text:tab/>gantt(g,count,time);</text:p>
      <text:p text:style-name="P1"><text:tab/></text:p>
      <text:p text:style-name="P1">}</text:p>
      <text:p text:style-name="P1"/>
      <text:p text:style-name="P1">void input(job ar[],int n)</text:p>
      <text:p text:style-name="P1">{</text:p>
      <text:p text:style-name="P1"><text:tab/>for(int i=0;i&lt;n;i++)</text:p>
      <text:p text:style-name="P1"><text:tab/>{</text:p>
      <text:p text:style-name="P1"><text:tab/><text:tab/>printf("\nEnter PID : ");</text:p>
      <text:p text:style-name="P1"><text:tab/><text:tab/>scanf("%d",&amp;ar[i].pid);</text:p>
      <text:p text:style-name="P1"><text:tab/><text:tab/>printf("Enter Arrival Time : ");</text:p>
      <text:p text:style-name="P1"><text:tab/><text:tab/>scanf("%d",&amp;ar[i].arr);</text:p>
      <text:p text:style-name="P1"><text:tab/><text:tab/>printf("Enter Burst Time : ");</text:p>
      <text:p text:style-name="P1"><text:tab/><text:tab/>scanf("%d",&amp;ar[i].burst);</text:p>
      <text:p text:style-name="P1"><text:tab/><text:tab/>ar[i].rem=ar[i].burst;</text:p>
      <text:p text:style-name="P1"><text:tab/><text:tab/>ar[i].flag=0;</text:p>
      <text:p text:style-name="P1"><text:tab/>}</text:p>
      <text:p text:style-name="P1"><text:tab/>printf("\n");</text:p>
      <text:p text:style-name="P1">}</text:p>
      <text:p text:style-name="P1"><text:soft-page-break/></text:p>
      <text:p text:style-name="P1">int main()</text:p>
      <text:p text:style-name="P1">{</text:p>
      <text:p text:style-name="P1"><text:tab/>job ar[10];</text:p>
      <text:p text:style-name="P1"><text:tab/>int n;</text:p>
      <text:p text:style-name="P1"><text:tab/>int choice=3;</text:p>
      <text:p text:style-name="P1"><text:tab/>while(choice!=0)</text:p>
      <text:p text:style-name="P1"><text:tab/>{</text:p>
      <text:p text:style-name="P1"><text:tab/><text:tab/>printf("\n\n\t\tCPU SCHEDULING ALGORITHMS\n");</text:p>
      <text:p text:style-name="P1"><text:tab/><text:tab/>printf("1.FCFS\n2.SJF\n0.EXIT\nEnter Choice : ");</text:p>
      <text:p text:style-name="P1"><text:tab/><text:tab/>scanf("%d",&amp;choice);</text:p>
      <text:p text:style-name="P1"><text:tab/><text:tab/>switch(choice)</text:p>
      <text:p text:style-name="P1"><text:tab/><text:tab/>{</text:p>
      <text:p text:style-name="P1"><text:tab/><text:tab/><text:tab/>case 1:<text:tab/><text:tab/><text:tab/></text:p>
      <text:p text:style-name="P1"><text:tab/><text:tab/><text:tab/><text:tab/>printf("\t\tFCFS CPU SCHEDULER\n");</text:p>
      <text:p text:style-name="P1"><text:tab/><text:tab/><text:tab/><text:tab/>printf("Enter Number of Processes : ");</text:p>
      <text:p text:style-name="P1"><text:tab/><text:tab/><text:tab/><text:tab/>scanf("%d",&amp;n);</text:p>
      <text:p text:style-name="P1"><text:tab/><text:tab/><text:tab/><text:tab/>input(ar,n);</text:p>
      <text:p text:style-name="P1"><text:tab/><text:tab/><text:tab/><text:tab/>fcfs(ar,n);</text:p>
      <text:p text:style-name="P1"><text:tab/><text:tab/><text:tab/><text:tab/>break;</text:p>
      <text:p text:style-name="P1"><text:tab/><text:tab/><text:tab/>case 2:</text:p>
      <text:p text:style-name="P1"><text:tab/><text:tab/><text:tab/><text:tab/>printf("\t\tSFJ CPU SCHEDULER\n");</text:p>
      <text:p text:style-name="P1"><text:tab/><text:tab/><text:tab/><text:tab/>printf("1. Non Preemptive SJF\n2. Pre emptive SJF\nEnter your option : ");</text:p>
      <text:p text:style-name="P1"><text:tab/><text:tab/><text:tab/><text:tab/>scanf("%d",&amp;choice);</text:p>
      <text:p text:style-name="P1"><text:tab/><text:tab/><text:tab/><text:tab/>printf("Enter Number of Processes : ");</text:p>
      <text:p text:style-name="P1"><text:tab/><text:tab/><text:tab/><text:tab/>scanf("%d",&amp;n);</text:p>
      <text:p text:style-name="P1"><text:tab/><text:tab/><text:tab/><text:tab/>input(ar,n);</text:p>
      <text:p text:style-name="P1"><text:tab/><text:tab/><text:tab/><text:tab/>if(choice==1)</text:p>
      <text:p text:style-name="P1"><text:tab/><text:tab/><text:tab/><text:tab/><text:tab/>sfnp(ar,n);</text:p>
      <text:p text:style-name="P1"><text:tab/><text:tab/><text:tab/><text:tab/>else if(choice==2)</text:p>
      <text:p text:style-name="P1"><text:tab/><text:tab/><text:tab/><text:tab/><text:tab/>sfp(ar,n);</text:p>
      <text:p text:style-name="P1"><text:tab/><text:tab/><text:tab/><text:tab/>else</text:p>
      <text:p text:style-name="P1"><text:tab/><text:tab/><text:tab/><text:tab/><text:tab/>printf("Invalid Choice !!!\n");</text:p>
      <text:p text:style-name="P1"><text:tab/><text:tab/><text:tab/><text:tab/>break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/>
      <text:p text:style-name="P5">OUTPUT:-</text:p>
      <text:p text:style-name="P1"><text:tab/><text:tab/>CPU SCHEDULING ALGORITHMS</text:p>
      <text:p text:style-name="P1">1.FCFS</text:p>
      <text:p text:style-name="P1">2.SJF</text:p>
      <text:p text:style-name="P1">0.EXIT</text:p>
      <text:p text:style-name="P1">Enter Choice : 1</text:p>
      <text:p text:style-name="P1"><text:tab/><text:tab/>FCFS CPU SCHEDULER</text:p>
      <text:p text:style-name="P1">Enter Number of Processes : 5</text:p>
      <text:p text:style-name="P1"/>
      <text:p text:style-name="P1">Enter PID : 1</text:p>
      <text:p text:style-name="P1">Enter Arrival Time : 0</text:p>
      <text:p text:style-name="P1">Enter Burst Time : 6</text:p>
      <text:p text:style-name="P1"><text:soft-page-break/></text:p>
      <text:p text:style-name="P1">Enter PID : 2</text:p>
      <text:p text:style-name="P1">Enter Arrival Time : 1</text:p>
      <text:p text:style-name="P1">Enter Burst Time : 2</text:p>
      <text:p text:style-name="P1"/>
      <text:p text:style-name="P1">Enter PID : 3</text:p>
      <text:p text:style-name="P1">Enter Arrival Time : 1</text:p>
      <text:p text:style-name="P1">Enter Burst Time : 3</text:p>
      <text:p text:style-name="P1"/>
      <text:p text:style-name="P1">Enter PID : 4</text:p>
      <text:p text:style-name="P1">Enter Arrival Time : 2</text:p>
      <text:p text:style-name="P1">Enter Burst Time : 1</text:p>
      <text:p text:style-name="P1"/>
      <text:p text:style-name="P1">Enter PID : 5</text:p>
      <text:p text:style-name="P1">Enter Arrival Time : 2</text:p>
      <text:p text:style-name="P1">Enter Burst Time : 2</text:p>
      <text:p text:style-name="P1"/>
      <text:p text:style-name="P1"/>
      <text:p text:style-name="P1"><text:tab/><text:tab/>FIRST COME FIRST SERVE (FCFS)</text:p>
      <text:p text:style-name="P1"/>
      <text:p text:style-name="P1">--------------------------------------------------------------------------------------------------------------------</text:p>
      <text:p text:style-name="P1">| <text:s text:c="3"/>ProcessId <text:tab/>|<text:tab/>Arrival <text:tab/>|<text:tab/>Burst <text:tab/><text:tab/>|<text:tab/> Turnaround <text:tab/>| <text:s text:c="5"/>Waiting <text:s text:c="4"/>|</text:p>
      <text:p text:style-name="P1">--------------------------------------------------------------------------------------------------------------------</text:p>
      <text:p text:style-name="P1">| <text:s text:c="3"/>P1 <text:tab/><text:tab/>|<text:tab/> 0 <text:tab/><text:tab/>|<text:tab/> 6 <text:tab/><text:tab/>|<text:tab/> 6 <text:tab/><text:tab/>|<text:tab/> 0 <text:s/><text:tab/> |</text:p>
      <text:p text:style-name="P1"/>
      <text:p text:style-name="P1">| <text:s text:c="3"/>P2 <text:tab/><text:tab/>|<text:tab/> 1 <text:tab/><text:tab/>|<text:tab/> 2 <text:tab/><text:tab/>|<text:tab/> 7 <text:tab/><text:tab/>|<text:tab/> 5 <text:s/><text:tab/> |</text:p>
      <text:p text:style-name="P1"/>
      <text:p text:style-name="P1">| <text:s text:c="3"/>P3 <text:tab/><text:tab/>|<text:tab/> 1 <text:tab/><text:tab/>|<text:tab/> 3 <text:tab/><text:tab/>|<text:tab/> 10 <text:tab/><text:tab/>|<text:tab/> 7 <text:s/><text:tab/> |</text:p>
      <text:p text:style-name="P1"/>
      <text:p text:style-name="P1">| <text:s text:c="3"/>P4 <text:tab/><text:tab/>|<text:tab/> 2 <text:tab/><text:tab/>|<text:tab/> 1 <text:tab/><text:tab/>|<text:tab/> 10 <text:tab/><text:tab/>|<text:tab/> 9 <text:s/><text:tab/> |</text:p>
      <text:p text:style-name="P1"/>
      <text:p text:style-name="P1">| <text:s text:c="3"/>P5 <text:tab/><text:tab/>|<text:tab/> 2 <text:tab/><text:tab/>|<text:tab/> 2 <text:tab/><text:tab/>|<text:tab/> 12 <text:tab/><text:tab/>|<text:tab/> 10 <text:s/><text:tab/> |</text:p>
      <text:p text:style-name="P1">--------------------------------------------------------------------------------------------------------------------</text:p>
      <text:p text:style-name="P1">|<text:tab/><text:tab/><text:tab/><text:tab/><text:tab/><text:tab/><text:tab/><text:tab/>| <text:tab/><text:tab/><text:tab/>|<text:tab/><text:tab/> |</text:p>
      <text:p text:style-name="P1">| Average <text:tab/><text:tab/><text:tab/><text:tab/><text:tab/><text:tab/><text:tab/>|<text:tab/>9.00<text:tab/><text:tab/>|<text:tab/>6.20<text:tab/> |</text:p>
      <text:p text:style-name="P1">--------------------------------------------------------------------------------------------------------------------</text:p>
      <text:p text:style-name="P1"/>
      <text:p text:style-name="P1"><text:tab/>GANTT CHART</text:p>
      <text:p text:style-name="P1"/>
      <text:p text:style-name="P1"><text:tab/> ------------ ---- ------ -- ---- </text:p>
      <text:p text:style-name="P1"><text:tab/>| <text:s text:c="4"/>P1 <text:s text:c="4"/>| P2 | <text:s/>P3 <text:s/>|P4| P5 |</text:p>
      <text:p text:style-name="P1"><text:tab/> ------------ ---- ------ -- ---- </text:p>
      <text:p text:style-name="P1"><text:tab/>0 <text:s text:c="11"/>6 <text:s text:c="3"/>8 <text:s text:c="5"/>11 12 <text:s text:c="2"/>14</text:p>
      <text:p text:style-name="P1"/>
      <text:p text:style-name="P1"/>
      <text:p text:style-name="P2"><text:tab/><text:tab/></text:p>
      <text:p text:style-name="P2">CPU SCHEDULING ALGORITHMS</text:p>
      <text:p text:style-name="P1">1.FCFS</text:p>
      <text:p text:style-name="P1">2.SJF</text:p>
      <text:p text:style-name="P1">0.EXIT</text:p>
      <text:p text:style-name="P1">Enter Choice : 2</text:p>
      <text:p text:style-name="P1"><text:tab/><text:tab/>SFJ CPU SCHEDULER</text:p>
      <text:p text:style-name="P1"><text:soft-page-break/>1. Non Preemptive SJF</text:p>
      <text:p text:style-name="P1">2. Pre emptive SJF</text:p>
      <text:p text:style-name="P1">Enter your option : 1</text:p>
      <text:p text:style-name="P1">Enter Number of Processes : 5</text:p>
      <text:p text:style-name="P1"/>
      <text:p text:style-name="P1">Enter PID : 1</text:p>
      <text:p text:style-name="P1">Enter Arrival Time : 0</text:p>
      <text:p text:style-name="P1">Enter Burst Time : 6</text:p>
      <text:p text:style-name="P1"/>
      <text:p text:style-name="P1">Enter PID : 2</text:p>
      <text:p text:style-name="P1">Enter Arrival Time : 1</text:p>
      <text:p text:style-name="P1">Enter Burst Time : 2</text:p>
      <text:p text:style-name="P1"/>
      <text:p text:style-name="P1">Enter PID : 3</text:p>
      <text:p text:style-name="P1">Enter Arrival Time : 1</text:p>
      <text:p text:style-name="P1">Enter Burst Time : 3</text:p>
      <text:p text:style-name="P1"/>
      <text:p text:style-name="P1">Enter PID : 4</text:p>
      <text:p text:style-name="P1">Enter Arrival Time : 2</text:p>
      <text:p text:style-name="P1">Enter Burst Time : 1</text:p>
      <text:p text:style-name="P1"/>
      <text:p text:style-name="P1">Enter PID : 5</text:p>
      <text:p text:style-name="P1">Enter Arrival Time : 2</text:p>
      <text:p text:style-name="P1">Enter Burst Time : 2</text:p>
      <text:p text:style-name="P1"/>
      <text:p text:style-name="P1"/>
      <text:p text:style-name="P1"><text:tab/><text:tab/>SHORTEST JOB FIRST (non pre emptive)</text:p>
      <text:p text:style-name="P1">-------------------------------------------------------------------------------------------------------------------</text:p>
      <text:p text:style-name="P1">| <text:s text:c="2"/>ProcessId <text:tab/>|<text:tab/>Arrival <text:tab/>|<text:tab/>Burst <text:tab/><text:tab/>|<text:tab/> Turnaround <text:tab/>| <text:s text:c="4"/>Waiting <text:s text:c="4"/>|</text:p>
      <text:p text:style-name="P1">-------------------------------------------------------------------------------------------------------------------</text:p>
      <text:p text:style-name="P1">| <text:s text:c="4"/>P1 <text:tab/><text:tab/>|<text:tab/> 0 <text:tab/><text:tab/>|<text:tab/> 6 <text:tab/><text:tab/>|<text:tab/> 6 <text:tab/><text:tab/>|<text:tab/> 0 <text:s text:c="7"/>|</text:p>
      <text:p text:style-name="P1"/>
      <text:p text:style-name="P1">| <text:s text:c="4"/>P2 <text:tab/><text:tab/>|<text:tab/> 1 <text:tab/><text:tab/>|<text:tab/> 2 <text:tab/><text:tab/>|<text:tab/> 8 <text:tab/><text:tab/>|<text:tab/> 6 <text:s text:c="7"/>|</text:p>
      <text:p text:style-name="P1"/>
      <text:p text:style-name="P1">| <text:s text:c="4"/>P3 <text:tab/><text:tab/>|<text:tab/> 1 <text:tab/><text:tab/>|<text:tab/> 3 <text:tab/><text:tab/>|<text:tab/> 13 <text:tab/><text:tab/>|<text:tab/> 10 <text:s text:c="5"/>|</text:p>
      <text:p text:style-name="P1"/>
      <text:p text:style-name="P1">| <text:s text:c="4"/>P4 <text:tab/><text:tab/>|<text:tab/> 2 <text:tab/><text:tab/>|<text:tab/> 1 <text:tab/><text:tab/>|<text:tab/> 5 <text:tab/><text:tab/>|<text:tab/> 4 <text:s text:c="7"/>|</text:p>
      <text:p text:style-name="P1"/>
      <text:p text:style-name="P1">| <text:s text:c="4"/>P5 <text:tab/><text:tab/>|<text:tab/> 2 <text:tab/><text:tab/>|<text:tab/> 2 <text:tab/><text:tab/>|<text:tab/> 9 <text:tab/><text:tab/>|<text:tab/> 7 <text:s text:c="7"/>|</text:p>
      <text:p text:style-name="P1">-------------------------------------------------------------------------------------------------------------------</text:p>
      <text:p text:style-name="P1">|<text:tab/><text:tab/><text:tab/><text:tab/><text:tab/><text:tab/><text:tab/><text:tab/>| <text:tab/><text:tab/><text:tab/>|<text:tab/><text:tab/>|</text:p>
      <text:p text:style-name="P8">| Average <text:tab/><text:tab/><text:tab/><text:tab/><text:tab/><text:tab/><text:tab/>|<text:tab/>8.20<text:tab/><text:tab/>|<text:tab/>5.40<text:tab/>|</text:p>
      <text:p text:style-name="P1"/>
      <text:p text:style-name="P1"/>
      <text:p text:style-name="P1"/>
      <text:p text:style-name="P1"/>
      <text:p text:style-name="P1"/>
      <text:p text:style-name="P1"><text:tab/>GANTT CHART</text:p>
      <text:p text:style-name="P1"/>
      <text:p text:style-name="P1"><text:tab/> ------------ -- ---- ---- ------ </text:p>
      <text:p text:style-name="P1"><text:tab/>| <text:s text:c="4"/>P1 <text:s text:c="4"/>|P4| P2 | P5 | <text:s/>P3 <text:s/>|</text:p>
      <text:p text:style-name="P1"><text:tab/> ------------ -- ---- ---- ------ </text:p>
      <text:p text:style-name="P1"><text:soft-page-break/><text:tab/>0 <text:s text:c="11"/>6 <text:s/>7 <text:s text:c="3"/>9 <text:s text:c="3"/>11 <text:s text:c="4"/>14</text:p>
      <text:p text:style-name="P1"/>
      <text:p text:style-name="P1"/>
      <text:p text:style-name="P1"><text:tab/><text:tab/>CPU SCHEDULING ALGORITHMS</text:p>
      <text:p text:style-name="P1">1.FCFS</text:p>
      <text:p text:style-name="P1">2.SJF</text:p>
      <text:p text:style-name="P1">0.EXIT</text:p>
      <text:p text:style-name="P1">Enter Choice : 2</text:p>
      <text:p text:style-name="P1"><text:tab/><text:tab/>SFJ CPU SCHEDULER</text:p>
      <text:p text:style-name="P1">1. Non Preemptive SJF</text:p>
      <text:p text:style-name="P1">2. Pre emptive SJF</text:p>
      <text:p text:style-name="P1">Enter your option : 2</text:p>
      <text:p text:style-name="P1">Enter Number of Processes : 5</text:p>
      <text:p text:style-name="P1"/>
      <text:p text:style-name="P1">Enter PID : 1</text:p>
      <text:p text:style-name="P1">Enter Arrival Time : 0</text:p>
      <text:p text:style-name="P1">Enter Burst Time : 6</text:p>
      <text:p text:style-name="P1"/>
      <text:p text:style-name="P1">Enter PID : 2</text:p>
      <text:p text:style-name="P1">Enter Arrival Time : 1</text:p>
      <text:p text:style-name="P1">Enter Burst Time : 2</text:p>
      <text:p text:style-name="P1"/>
      <text:p text:style-name="P1">Enter PID : 3</text:p>
      <text:p text:style-name="P1">Enter Arrival Time : 1</text:p>
      <text:p text:style-name="P1">Enter Burst Time : 3</text:p>
      <text:p text:style-name="P1"/>
      <text:p text:style-name="P1">Enter PID : 4</text:p>
      <text:p text:style-name="P1">Enter Arrival Time : 2</text:p>
      <text:p text:style-name="P1">Enter Burst Time : 1</text:p>
      <text:p text:style-name="P1"/>
      <text:p text:style-name="P1">Enter PID : 5</text:p>
      <text:p text:style-name="P1">Enter Arrival Time : 2</text:p>
      <text:p text:style-name="P1">Enter Burst Time : 2</text:p>
      <text:p text:style-name="P1"/>
      <text:p text:style-name="P1"/>
      <text:p text:style-name="P1"><text:tab/><text:tab/>SHORT REMAINING TIME FIRST (Pre Emptive)</text:p>
      <text:p text:style-name="P1">-------------------------------------------------------------------------------------------------------------------</text:p>
      <text:p text:style-name="P1">| <text:s text:c="2"/>ProcessId <text:tab/>|<text:tab/>Arrival <text:tab/>|<text:tab/>Burst <text:tab/><text:tab/>|<text:tab/> Turnaround <text:tab/>| <text:s text:c="6"/>Waiting <text:s text:c="2"/>|</text:p>
      <text:p text:style-name="P1">-------------------------------------------------------------------------------------------------------------------</text:p>
      <text:p text:style-name="P1">| <text:s text:c="4"/>P1 <text:tab/><text:tab/>|<text:tab/> 0 <text:tab/><text:tab/>|<text:tab/> 6 <text:tab/><text:tab/>|<text:tab/> 14 <text:tab/><text:tab/>|<text:tab/> 8 <text:s/><text:tab/>|</text:p>
      <text:p text:style-name="P1"/>
      <text:p text:style-name="P1">| <text:s text:c="4"/>P2 <text:tab/><text:tab/>|<text:tab/> 1 <text:tab/><text:tab/>|<text:tab/> 2 <text:tab/><text:tab/>|<text:tab/> 2 <text:tab/><text:tab/>|<text:tab/> 0 <text:s/><text:tab/>|</text:p>
      <text:p text:style-name="P1"/>
      <text:p text:style-name="P1">| <text:s text:c="4"/>P3 <text:tab/><text:tab/>|<text:tab/> 1 <text:tab/><text:tab/>|<text:tab/> 3 <text:tab/><text:tab/>|<text:tab/> 8 <text:tab/><text:tab/>|<text:tab/> 5 <text:s/><text:tab/>|</text:p>
      <text:p text:style-name="P1"/>
      <text:p text:style-name="P1">| <text:s text:c="4"/>P4 <text:tab/><text:tab/>|<text:tab/> 2 <text:tab/><text:tab/>|<text:tab/> 1 <text:tab/><text:tab/>|<text:tab/> 2 <text:tab/><text:tab/>|<text:tab/> 1 <text:s/><text:tab/>|</text:p>
      <text:p text:style-name="P1"/>
      <text:p text:style-name="P1">| <text:s text:c="4"/>P5 <text:tab/><text:tab/>|<text:tab/> 2 <text:tab/><text:tab/>|<text:tab/> 2 <text:tab/><text:tab/>|<text:tab/> 4 <text:tab/><text:tab/>|<text:tab/> 2 <text:s/><text:tab/>|</text:p>
      <text:p text:style-name="P1">-------------------------------------------------------------------------------------------------------------------</text:p>
      <text:p text:style-name="P1">|<text:tab/><text:tab/><text:tab/><text:tab/><text:tab/><text:tab/><text:tab/><text:tab/>| <text:tab/><text:tab/><text:tab/>|<text:tab/><text:tab/>|</text:p>
      <text:p text:style-name="P1">| Average <text:tab/><text:tab/><text:tab/><text:tab/><text:tab/><text:tab/><text:tab/>|<text:tab/>6.00<text:tab/><text:tab/>|<text:tab/>3.20<text:tab/>|</text:p>
      <text:p text:style-name="P1">-------------------------------------------------------------------------------------------------------------------</text:p>
      <text:p text:style-name="P1"><text:soft-page-break/></text:p>
      <text:p text:style-name="P1"/>
      <text:p text:style-name="P1"/>
      <text:p text:style-name="P1"><text:tab/>GANTT CHART</text:p>
      <text:p text:style-name="P1"/>
      <text:p text:style-name="P1"><text:tab/> -- ---- -- ---- ------ ---------- </text:p>
      <text:p text:style-name="P1"><text:tab/>|P1| P2 |P4| P5 | <text:s/>P3 <text:s/>| <text:s text:c="3"/>P1 <text:s text:c="3"/>|</text:p>
      <text:p text:style-name="P1"><text:tab/> -- ---- -- ---- ------ ---------- </text:p>
      <text:p text:style-name="P1"><text:tab/>0 <text:s/>1 <text:s text:c="3"/>3 <text:s/>4 <text:s text:c="3"/>6 <text:s text:c="5"/>9 <text:s text:c="8"/>14</text:p>
      <text:p text:style-name="P1"/>
      <text:p text:style-name="P1"/>
      <text:p text:style-name="P1"><text:tab/><text:tab/>CPU SCHEDULING ALGORITHMS</text:p>
      <text:p text:style-name="P1">1.FCFS</text:p>
      <text:p text:style-name="P1">2.SJF</text:p>
      <text:p text:style-name="P1">0.EXIT</text:p>
      <text:p text:style-name="P1">Enter Choice : <text:span text:style-name="T2">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1:40:56.932704034</meta:creation-date>
    <dc:date>2020-02-06T12:01:08.541558907</dc:date>
    <meta:editing-duration>PT8M5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1" meta:paragraph-count="460" meta:word-count="1239" meta:character-count="10156" meta:non-whitespace-character-count="8197"/>
  </office:meta>
</office:document-meta>
</file>